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94acd4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b73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a9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e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68" draw:layer="" svg:width="199.99985600000pt" svg:height="99.99992800000pt"/>
          <draw:rect draw:style-name="gr3" draw:id="shape3" draw:name="rect558" draw:layer="" svg:width="199.99988000000pt" svg:height="34.61308560000pt" svg:x="0.00000000000pt" svg:y="0.00007324219pt"/>
          <draw:rect draw:style-name="gr4" draw:id="shape4" draw:name="rect555" draw:layer="" svg:width="199.99988000000pt" svg:height="2.29278848000pt" svg:x="0.00000000000pt" svg:y="32.32036160000pt"/>
          <draw:rect draw:style-name="gr5" draw:id="shape5" draw:name="rect557" draw:layer="" svg:width="199.99988000000pt" svg:height="32.32029760000pt" svg:x="0.00000000000pt" svg:y="67.67968720000pt"/>
          <draw:rect draw:style-name="gr4" draw:id="shape6" draw:name="rect556" draw:layer="" svg:width="199.99988000000pt" svg:height="2.29278848000pt" svg:x="0.00000000000pt" svg:y="67.67973600000pt"/>
          <draw:path draw:style-name="gr6" draw:id="shape7" draw:name="polygon561" draw:layer="" svg:width="25.56961595723pt" svg:height="24.18122952904pt" draw:transform="matrix(0.23255373000 0.00000000000 0.00000000000 0.23383784000 47.75689898672pt 4.56963927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8" draw:name="polygon562" draw:layer="" svg:width="25.56961595723pt" svg:height="24.18122952904pt" draw:transform="matrix(0.23255373000 0.00000000000 0.00000000000 0.23383784000 38.97391178672pt 21.850463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9" draw:name="polygon563" draw:layer="" svg:width="25.56961595723pt" svg:height="24.18122952904pt" draw:transform="matrix(0.23255373000 0.00000000000 0.00000000000 0.23383784000 47.84135018672pt 21.850463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0" draw:name="polygon564" draw:layer="" svg:width="25.56961595723pt" svg:height="24.18122952904pt" draw:transform="matrix(0.23255373000 0.00000000000 0.00000000000 0.23383784000 56.03317498672pt 21.850463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1" draw:name="polygon565" draw:layer="" svg:width="25.56961595723pt" svg:height="24.18122952904pt" draw:transform="matrix(0.23255373000 0.00000000000 0.00000000000 0.23383784000 63.63383818672pt 21.850463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2" draw:name="polygon566" draw:layer="" svg:width="25.56961595723pt" svg:height="24.18122952904pt" draw:transform="matrix(0.23255373000 0.00000000000 0.00000000000 0.23383784000 29.68421682672pt 21.850463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3" draw:name="polygon567" draw:layer="" svg:width="25.56961595723pt" svg:height="24.18122952904pt" draw:transform="matrix(0.23255373000 0.00000000000 0.00000000000 0.23383784000 38.80500994672pt 13.273735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4" draw:name="polygon568" draw:layer="" svg:width="25.56961595723pt" svg:height="24.18122952904pt" draw:transform="matrix(0.23255373000 0.00000000000 0.00000000000 0.23383784000 47.75689898672pt 13.273735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5" draw:name="polygon569" draw:layer="" svg:width="25.56961595723pt" svg:height="24.18122952904pt" draw:transform="matrix(0.23255373000 0.00000000000 0.00000000000 0.23383784000 56.20206458672pt 13.273735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6" draw:name="polygon570" draw:layer="" svg:width="25.56961595723pt" svg:height="24.18122952904pt" draw:transform="matrix(0.23255373000 0.00000000000 0.00000000000 0.23383784000 63.54937258672pt 13.27373503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7" draw:name="polygon571" draw:layer="" svg:width="25.56961595723pt" svg:height="24.18122952904pt" draw:transform="matrix(0.23255373000 0.00000000000 0.00000000000 0.23383784000 63.46492778672pt 4.56963927458pt)" svg:viewBox="0 0 26 24" svg:d="M20.8094 24.0529L12.8629 18.6643L5.00646 24.1812L7.71853 15.021L0 9.31574L9.62263 9.04307L12.7087 0L15.9438 8.99173L25.5696 9.10806L17.9464 14.9379Z" koffice:nodeTypes="ccccccccccc"/>
          <draw:path draw:style-name="gr6" draw:id="shape18" draw:name="polygon572" draw:layer="" svg:width="25.56961595723pt" svg:height="24.18122952904pt" draw:transform="matrix(0.23255373000 0.00000000000 0.00000000000 0.23383784000 56.11761978672pt 4.56963927458pt)" svg:viewBox="0 0 26 24" svg:d="M20.8094 24.0529L12.8629 18.6643L5.00646 24.1812L7.71853 15.021L0 9.31574L9.62263 9.04307L12.7087 0L15.9438 8.99173L25.5696 9.10806L17.9464 14.9379Z" koffice:nodeTypes="ccccccccccc"/>
          <draw:path draw:style-name="gr2" draw:id="shape19" draw:name="path575" draw:layer="" svg:width="22.69705719419pt" svg:height="27.57098678142pt" svg:x="6.36785127208pt" svg:y="2.04105980080pt" svg:viewBox="0 0 23 28" svg:d="M22.6971 3.22397C12.5751 0.463689 6.16312 7.59319 6.25962 13.9826C6.3561 20.3719 12.2749 27.1367 21.4103 25.449C7.05661 32.1424 -0.284257 21.6015 0.00842055 13.2317C0.51251 3.33949 11.6887 -4.72786 22.6971 3.22397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5:12</dc:date>
    <meta:creation-date>2011-05-22T06:10:46</meta:creation-date>
    <dc:creator>Yue Liu</dc:creator>
  </office:meta>
</office:document-meta>
</file>